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text-underline-style="none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ООО «<text:span text:style-name="T1">Наименование организации</text:span>»</text:p>
          </table:table-cell>
          <table:covered-table-cell table:style-name="ce7"/>
          <table:covered-table-cell table:style-name="ce11"/>
          <table:table-cell/>
        </table:table-row>
        <table:table-row table:style-name="ro1">
          <table:table-cell table:style-name="ce2" office:value-type="string" calcext:value-type="string">
            <text:p>УНП </text:p>
          </table:table-cell>
          <table:table-cell table:style-name="ce8" office:value-type="float" office:value="123456789" calcext:value-type="float" table:number-columns-spanned="2" table:number-rows-spanned="1">
            <text:p>123456789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Чек № </text:p>
          </table:table-cell>
          <table:table-cell table:style-name="ce8" office:value-type="string" calcext:value-type="string" table:number-columns-spanned="2" table:number-rows-spanned="1">
            <text:p>НомерЧека</text:p>
          </table:table-cell>
          <table:covered-table-cell/>
          <table:table-cell/>
        </table:table-row>
        <table:table-row table:style-name="ro1">
          <table:table-cell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. . . . . . . . . . . . . . . . . . . . . . . . . . . . . . . .</text:p>
          </table:table-cell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ПЛАТЕЖНЫЙ ДОКУМЕНТ</text:p>
          </table:table-cell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ЧЕК ПРОДАЖИ</text:p>
          </table:table-cell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. . . . . . . . . . . . . . . . . . . . . . . . . . . . . . . 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Услуга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Количество x цена</text:p>
          </table:table-cell>
          <table:covered-table-cell/>
          <table:table-cell table:style-name="ce13" office:value-type="string" calcext:value-type="string">
            <text:p>Цен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Услуга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Количество x цена</text:p>
          </table:table-cell>
          <table:covered-table-cell/>
          <table:table-cell table:style-name="ce13" office:value-type="string" calcext:value-type="string">
            <text:p>Цен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. . . . . . . . . . . . . . . . . . . . . . . . . . . . . . . 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ce13" office:value-type="string" calcext:value-type="string">
            <text:p>ОбщСтоим</text:p>
          </table:table-cell>
          <table:table-cell/>
        </table:table-row>
        <table:table-row table:style-name="ro1">
          <table:table-cell office:value-type="string" calcext:value-type="string">
            <text:p>Налично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дача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. . . . . . . . . . . . . . . . . . . . . . . . . . . . . . . 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ДатаОперации</text:p>
          </table:table-cell>
          <table:table-cell table:style-name="ce10" office:value-type="string" calcext:value-type="string">
            <text:p>ВремяОперации</text:p>
          </table:table-cell>
          <table:table-cell table:style-name="ce14" office:value-type="string" calcext:value-type="string">
            <text:p>ФамилияКассир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1:05:03.658000000</dc:date>
    <meta:editing-duration>PT11M22S</meta:editing-duration>
    <meta:editing-cycles>9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